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64.51mm"/>
    </style:style>
    <style:style style:name="co17" style:family="table-column">
      <style:table-column-properties fo:break-before="auto" style:column-width="34.85mm"/>
    </style:style>
    <style:style style:name="co18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22.95mm"/>
    </style:style>
    <style:style style:name="co5" style:family="table-column">
      <style:table-column-properties fo:break-before="auto" style:column-width="39.63mm"/>
    </style:style>
    <style:style style:name="co6" style:family="table-column">
      <style:table-column-properties fo:break-before="auto" style:column-width="61.81mm"/>
    </style:style>
    <style:style style:name="co7" style:family="table-column">
      <style:table-column-properties fo:break-before="auto" style:column-width="44.27mm"/>
    </style:style>
    <style:style style:name="co8" style:family="table-column">
      <style:table-column-properties fo:break-before="auto" style:column-width="28.31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1.1mm"/>
    </style:style>
    <style:style style:name="co11" style:family="table-column">
      <style:table-column-properties fo:break-before="auto" style:column-width="25.1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59.09mm"/>
    </style:style>
    <style:style style:name="co14" style:family="table-column">
      <style:table-column-properties fo:break-before="auto" style:column-width="31.57mm"/>
    </style:style>
    <style:style style:name="co15" style:family="table-column">
      <style:table-column-properties fo:break-before="auto" style:column-width="12.88mm"/>
    </style:style>
    <style:style style:name="co19" style:family="table-column">
      <style:table-column-properties fo:break-before="auto" style:column-width="19.67mm"/>
    </style:style>
    <style:style style:name="co20" style:family="table-column">
      <style:table-column-properties fo:break-before="auto" style:column-width="19.88mm"/>
    </style:style>
    <style:style style:name="ro5" style:family="table-row">
      <style:table-row-properties style:row-height="5.12mm" fo:break-before="auto" style:use-optimal-row-height="true"/>
    </style:style>
    <style:style style:name="ro1" style:family="table-row">
      <style:table-row-properties style:row-height="4.27mm" fo:break-before="auto" style:use-optimal-row-height="true"/>
    </style:style>
    <style:style style:name="ro10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05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15.8mm" fo:break-before="auto" style:use-optimal-row-height="false"/>
    </style:style>
    <style:style style:name="ro12" style:family="table-row">
      <style:table-row-properties style:row-height="3.67mm" fo:break-before="auto" style:use-optimal-row-height="false"/>
    </style:style>
    <style:style style:name="ro13" style:family="table-row">
      <style:table-row-properties style:row-height="3.4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2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style:text-position="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text-position=""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8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14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21" style:family="table-cell" style:parent-style-name="Default">
      <style:text-properties style:font-name="Arial" style:font-name-asian="WenQuanYi Zen Hei" style:font-name-complex="Lohit Hindi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24" style:family="table-cell" style:parent-style-name="Default">
      <style:text-properties style:font-name-asian="WenQuanYi Zen Hei" style:font-name-complex="Lohit Hindi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9pt" fo:font-weight="normal" style:font-size-asian="9pt" style:font-weight-asian="normal" style:font-size-complex="9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m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normal"/>
    </style:style>
    <style:style style:name="ce32" style:family="table-cell" style:parent-style-name="Default" style:data-style-name="N2">
      <style:table-cell-properties style:text-align-source="fix" style:repeat-content="false" fo:border="none"/>
      <style:paragraph-properties fo:text-align="end" fo:margin-left="0mm"/>
      <style:text-properties fo:color="#666666" fo:font-size="8pt" fo:font-style="italic" style:font-size-asian="8pt" style:font-style-asian="italic" style:font-size-complex="8pt" style:font-style-complex="italic"/>
    </style:style>
    <style:style style:name="ce33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none" fo:border-top="0.06pt solid #000000"/>
      <style:text-properties style:font-name-asian="WenQuanYi Zen Hei" style:font-name-complex="Lohit Hindi"/>
    </style:style>
    <style:style style:name="ce39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40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4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5" style:family="table-cell" style:parent-style-name="Default">
      <style:table-cell-properties fo:border-bottom="0.06pt solid #000000" fo:background-color="#eeeeee" fo:border-left="none" fo:border-right="none" fo:border-top="0.06pt solid #000000"/>
      <style:text-properties fo:font-size="9pt" style:font-size-asian="9pt" style:font-size-complex="9pt"/>
    </style:style>
    <style:style style:name="ce47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9pt" style:font-size-asian="9pt" style:font-size-complex="9pt"/>
    </style:style>
    <style:style style:name="ce48" style:family="table-cell" style:parent-style-name="Default" style:data-style-name="N2"/>
    <style:style style:name="ce49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  <style:text-properties fo:font-size="9pt" style:font-size-asian="9pt" style:font-size-complex="9pt"/>
    </style:style>
    <style:style style:name="ce53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5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5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59" style:family="table-cell" style:parent-style-name="Default" style:data-style-name="N2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</style:style>
    <style:style style:name="ce62" style:family="table-cell" style:parent-style-name="Default" style:data-style-name="N2">
      <style:table-cell-properties fo:border-bottom="0.06pt solid #000000" fo:background-color="#eeeeee" style:text-align-source="fix" style:repeat-content="false" fo:border-left="none" fo:border-right="none" fo:border-top="0.06pt solid #000000"/>
      <style:paragraph-properties fo:text-align="end" fo:margin-left="0mm"/>
    </style:style>
    <style:style style:name="ce63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end" fo:margin-left="0mm"/>
    </style:style>
    <style:style style:name="ce64" style:family="table-cell" style:parent-style-name="Default" style:data-style-name="N2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5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end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name-asian="WenQuanYi Zen Hei" style:font-weight-asian="bold" style:font-name-complex="Lohit Hindi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-asian="WenQuanYi Zen Hei" style:font-name-complex="Lohit Hindi"/>
    </style:style>
    <style:style style:name="ce6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9pt" style:font-name-asian="WenQuanYi Zen Hei" style:font-size-asian="9pt" style:font-name-complex="Lohit Hindi" style:font-size-complex="9pt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70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12"/>
        <table:table-row table:style-name="ro1">
          <table:table-cell table:style-name="ce8" office:value-type="string" calcext:value-type="string">
            <text:p><text:a xlink:href="python://setLang(user.lang%20or%20'es_AR')" xlink:type="simple">setLang</text:a></text:p>
          </table:table-cell>
          <table:table-cell table:number-columns-repeated="7"/>
          <table:table-cell table:style-name="Default"/>
        </table:table-row>
        <table:table-row table:style-name="ro8">
          <table:table-cell table:style-name="ce9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30" office:value-type="string" calcext:value-type="string">
            <text:p><text:a xlink:href="python://o.company_id.name" xlink:type="simple">company_id</text:a></text:p>
          </table:table-cell>
        </table:table-row>
        <table:table-row table:style-name="ro5">
          <table:table-cell table:style-name="ce10"/>
          <table:table-cell table:number-columns-repeated="6"/>
          <table:table-cell table:style-name="ce26" office:value-type="string" calcext:value-type="string" table:number-columns-spanned="2" table:number-rows-spanned="1">
            <text:p><text:a xlink:href="python://o.company_id.main_id_number" xlink:type="simple">cuit</text:a></text:p>
          </table:table-cell>
          <table:covered-table-cell table:style-name="ce31"/>
        </table:table-row>
        <table:table-row table:style-name="ro1">
          <table:table-cell table:style-name="Default"/>
          <table:table-cell table:number-columns-repeated="7"/>
          <table:table-cell table:style-name="Default"/>
        </table:table-row>
        <table:table-row table:style-name="ro1"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Comprobante</text:p>
          </table:table-cell>
          <table:table-cell table:style-name="ce11" office:value-type="string" calcext:value-type="string">
            <text:p>Nombre</text:p>
          </table:table-cell>
          <table:table-cell table:style-name="ce11" office:value-type="string" calcext:value-type="string">
            <text:p>Cond. IVA</text:p>
          </table:table-cell>
          <table:table-cell table:style-name="ce11" office:value-type="string" calcext:value-type="string">
            <text:p>CUIT o Doc.</text:p>
          </table:table-cell>
          <table:table-cell table:style-name="ce11" office:value-type="string" calcext:value-type="string">
            <text:p>Imps/Rets</text:p>
          </table:table-cell>
          <table:table-cell table:style-name="ce11" office:value-type="string" calcext:value-type="string">
            <text:p>Base</text:p>
          </table:table-cell>
          <table:table-cell table:style-name="ce11" office:value-type="string" calcext:value-type="string">
            <text:p>Impuesto</text:p>
          </table:table-cell>
          <table:table-cell table:style-name="ce11" office:value-type="string" calcext:value-type="string">
            <text:p>Total Compr.</text:p>
          </table:table-cell>
        </table:table-row>
        <table:table-row table:style-name="ro4">
          <table:table-cell table:style-name="ce12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<text:a xlink:href="python://if%20test=%22invoice.state%20==%20'cancel'%22" xlink:type="simple">if cancel</text:a></text:p>
          </table:table-cell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17" office:value-type="string" calcext:value-type="string">
            <text:p><text:a xlink:href="python://invoice.display_name" xlink:type="simple">display_name</text:a></text:p>
          </table:table-cell>
          <table:table-cell table:style-name="ce19" office:value-type="string" calcext:value-type="string">
            <text:p><text:a xlink:href="python://invoice.commercial_partner_id.name" xlink:type="simple">commercial_partner</text:a></text:p>
          </table:table-cell>
          <table:table-cell table:style-name="ce19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19" office:value-type="string" calcext:value-type="string">
            <text:p><text:a xlink:href="python://invoice.main_id_number" xlink:type="simple">invoice.main_id_number</text:a></text:p>
          </table:table-cell>
          <table:table-cell table:style-name="ce20" office:value-type="string" calcext:value-type="string">
            <text:p>ANULADA</text:p>
          </table:table-cell>
          <table:table-cell table:number-columns-repeated="3" table:style-name="ce25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style-name="ce18"/>
          <table:table-cell table:style-name="ce12" table:number-columns-repeated="6"/>
          <table:table-cell/>
        </table:table-row>
        <table:table-row table:style-name="ro1">
          <table:table-cell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18"/>
          <table:table-cell table:style-name="ce12" table:number-columns-repeated="6"/>
          <table:table-cell/>
        </table:table-row>
        <table:table-row table:style-name="ro1">
          <table:table-cell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17" office:value-type="string" calcext:value-type="string">
            <text:p><text:a xlink:href="python://invoice.display_name" xlink:type="simple">display_name</text:a></text:p>
          </table:table-cell>
          <table:table-cell table:style-name="ce19" office:value-type="string" calcext:value-type="string">
            <text:p><text:a xlink:href="python://invoice.commercial_partner_id.name" xlink:type="simple">commercial_partner</text:a></text:p>
          </table:table-cell>
          <table:table-cell table:style-name="ce19" office:value-type="string" calcext:value-type="string">
            <text:p><text:a xlink:href="python://invoice.afip_responsability_type_id.name" xlink:type="simple">afip_responsability_type_id</text:a></text:p>
          </table:table-cell>
          <table:table-cell table:style-name="ce19" office:value-type="string" calcext:value-type="string">
            <text:p><text:a xlink:href="python://invoice.main_id_number" xlink:type="simple">invoice.main_id_number</text:a></text:p>
          </table:table-cell>
          <table:table-cell table:style-name="ce20"/>
          <table:table-cell table:style-name="ce25" office:value-type="string" calcext:value-type="string">
            <text:p><text:a xlink:href="python://(invoice.type%20in%20('out_refund',%20'in_refund')%20and%20-invoice.cc_amount_untaxed%20or%20invoice.cc_amount_untaxed)" xlink:type="simple">amount_untaxed</text:a></text:p>
          </table:table-cell>
          <table:table-cell table:style-name="ce25" office:value-type="string" calcext:value-type="string">
            <text:p><text:a xlink:href="python://(invoice.type%20in%20('out_refund',%20'in_refund')%20and%20-invoice.cc_amount_tax%20or%20invoice.cc_amount_tax)" xlink:type="simple">amount_tax</text:a></text:p>
          </table:table-cell>
          <table:table-cell table:style-name="ce25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</table:table-row>
        <table:table-row table:style-name="ro4">
          <table:table-cell table:style-name="Default"/>
          <table:table-cell table:number-columns-repeated="4"/>
          <table:table-cell table:style-name="ce21" office:value-type="string" calcext:value-type="string">
            <text:p><text:span text:style-name="T1"><text:a xlink:href="python://for%20each=%22tax%20in%20invoice.tax_line_ids%22" xlink:type="simple">for each tax</text:a></text:span></text:p>
          </table:table-cell>
          <table:table-cell table:style-name="ce26" table:number-columns-repeated="3"/>
        </table:table-row>
        <table:table-row table:style-name="ro1">
          <table:table-cell table:style-name="ce14" table:number-columns-repeated="5"/>
          <table:table-cell table:style-name="ce23" office:value-type="string" calcext:value-type="string">
            <text:p><text:span text:style-name="T1"><text:a xlink:href="python://tax.tax_id.name%20or%20tax.name" xlink:type="simple">tax_id</text:a></text:span></text:p>
          </table:table-cell>
          <table:table-cell table:style-name="ce28" office:value-type="string" calcext:value-type="string">
            <text:p><text:a xlink:href="python://(tax.invoice_id.type%20in%20('out_refund',%20'in_refund')%20and%20-tax.cc_base%20or%20tax.cc_base)" xlink:type="simple">cc_base</text:a></text:p>
          </table:table-cell>
          <table:table-cell table:style-name="ce28" office:value-type="string" calcext:value-type="string">
            <text:p><text:a xlink:href="python://(tax.invoice_id.type%20in%20('out_refund',%20'in_refund')%20and%20-tax.cc_amount%20or%20tax.cc_amount)" xlink:type="simple">cc_amount</text:a></text:p>
          </table:table-cell>
          <table:table-cell table:style-name="ce32"/>
        </table:table-row>
        <table:table-row table:style-name="ro4">
          <table:table-cell table:style-name="ce14" table:number-columns-repeated="5"/>
          <table:table-cell table:style-name="ce24" office:value-type="string" calcext:value-type="string">
            <text:p><text:span text:style-name="T1"><text:a xlink:href="python:///for" xlink:type="simple">end for</text:a></text:span></text:p>
          </table:table-cell>
          <table:table-cell table:style-name="ce28" table:number-columns-repeated="2"/>
          <table:table-cell table:style-name="ce32"/>
        </table:table-row>
        <table:table-row table:style-name="ro1">
          <table:table-cell office:value-type="string" calcext:value-type="string">
            <text:p><text:a xlink:href="python:///if" xlink:type="simple">end if</text:a></text:p>
          </table:table-cell>
          <table:table-cell table:number-columns-repeated="7"/>
          <table:table-cell table:style-name="Default"/>
        </table:table-row>
        <table:table-row table:style-name="ro4">
          <table:table-cell table:style-name="ce15" office:value-type="string" calcext:value-type="string">
            <text:p><text:a xlink:href="python:///for" xlink:type="simple">end for</text:a></text:p>
          </table:table-cell>
          <table:table-cell table:style-name="ce15" table:number-columns-repeated="8"/>
        </table:table-row>
        <table:table-row table:style-name="ro9">
          <table:table-cell table:style-name="ce16" table:number-columns-repeated="6"/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untaxed'))%20-%20sum(o.invoice_ids.filtered(lambda%20x:%20x.type%20in%20['in_refund','out_refund']%20and%20x.state%20!=%20'cancel').mapped('cc_amount_untaxed'))" xlink:type="simple">amount_untaxed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tax'))%20-%20sum(o.invoice_ids.filtered(lambda%20x:%20x.type%20in%20['in_refund','out_refund']%20and%20x.state%20!=%20'cancel').mapped('cc_amount_tax'))" xlink:type="simple">amount_tax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total'))%20-%20sum(o.invoice_ids.filtered(lambda%20x:%20x.type%20in%20['in_refund','out_refund']%20and%20x.state%20!=%20'cancel').mapped('cc_amount_total'))" xlink:type="simple">amount_total</text:a></text:p>
          </table:table-cell>
        </table:table-row>
      </table:table>
      <table:table table:name="x tipo comprobante" table:style-name="ta1">
        <table:table-column table:style-name="co13" table:default-cell-style-name="Default"/>
        <table:table-column table:style-name="co12" table:number-columns-repeated="4" table:default-cell-style-name="ce36"/>
        <table:table-row table:style-name="ro5">
          <table:table-cell table:style-name="ce33" office:value-type="string" calcext:value-type="string">
            <text:p>Totales por Tipo de Comprobant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4">
          <table:table-cell table:style-name="ce34"/>
          <table:table-cell table:style-name="ce37" office:value-type="string" calcext:value-type="string">
            <text:p>Base</text:p>
          </table:table-cell>
          <table:table-cell table:style-name="ce37" office:value-type="string" calcext:value-type="string">
            <text:p>IVA</text:p>
          </table:table-cell>
          <table:table-cell table:style-name="ce37" office:value-type="string" calcext:value-type="string">
            <text:p>Otros Imp.</text:p>
          </table:table-cell>
          <table:table-cell table:style-name="ce37" office:value-type="string" calcext:value-type="string">
            <text:p>Total Compr.</text:p>
          </table:table-cell>
        </table:table-row>
        <table:table-row table:style-name="ro4">
          <table:table-cell table:style-name="ce12" office:value-type="string" calcext:value-type="string">
            <text:p><text:a xlink:href="python://for%20each=%22line%20in%20o.document_type_ids%22" xlink:type="simple">for each document_type</text:a></text:p>
          </table:table-cell>
          <table:table-cell table:style-name="ce38" table:number-columns-repeated="3"/>
          <table:table-cell table:style-name="ce12"/>
        </table:table-row>
        <table:table-row table:style-name="ro1">
          <table:table-cell table:style-name="ce35" office:value-type="string" calcext:value-type="string">
            <text:p><text:a xlink:href="python://line.name" xlink:type="simple">name</text:a></text:p>
          </table:table-cell>
          <table:table-cell table:style-name="ce25" office:value-type="string" calcext:value-type="string">
            <text:p><text:a xlink:href="python://(line.get_amounts(o)[0])" xlink:type="simple">amount_untaxed</text:a></text:p>
          </table:table-cell>
          <table:table-cell table:style-name="ce25" office:value-type="string" calcext:value-type="string">
            <text:p><text:a xlink:href="python://(line.get_amounts(o)[1])" xlink:type="simple">vat_amount</text:a></text:p>
          </table:table-cell>
          <table:table-cell table:style-name="ce25" office:value-type="string" calcext:value-type="string">
            <text:p><text:a xlink:href="python://(line.get_amounts(o)[2])" xlink:type="simple">other_taxes_amount</text:a></text:p>
          </table:table-cell>
          <table:table-cell table:style-name="ce25" office:value-type="string" calcext:value-type="string">
            <text:p><text:a xlink:href="python://(line.get_amounts(o)[3])" xlink:type="simple">amount_total</text:a></text:p>
          </table:table-cell>
        </table:table-row>
        <table:table-row table:style-name="ro4">
          <table:table-cell table:style-name="ce12" office:value-type="string" calcext:value-type="string">
            <text:p><text:a xlink:href="python:///for" xlink:type="simple">end for</text:a></text:p>
          </table:table-cell>
          <table:table-cell table:style-name="ce38" table:number-columns-repeated="3"/>
          <table:table-cell table:style-name="ce12"/>
        </table:table-row>
        <table:table-row table:style-name="ro9">
          <table:table-cell/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untaxed'))%20-%20sum(o.invoice_ids.filtered(lambda%20x:%20x.type%20in%20['in_refund','out_refund']%20and%20x.state%20!=%20'cancel').mapped('cc_amount_untaxed'))" xlink:type="simple">amount_untaxed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vat_amount'))%20-%20sum(o.invoice_ids.filtered(lambda%20x:%20x.type%20in%20['in_refund','out_refund']%20and%20x.state%20!=%20'cancel').mapped('cc_vat_amount'))" xlink:type="simple">vat_amount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other_taxes_amount'))%20-%20sum(o.invoice_ids.filtered(lambda%20x:%20x.type%20in%20['in_refund','out_refund']%20and%20x.state%20!=%20'cancel').mapped('cc_other_taxes_amount'))" xlink:type="simple">other_taxes_amount</text:a></text:p>
          </table:table-cell>
          <table:table-cell table:style-name="ce29" office:value-type="string" calcext:value-type="string">
            <text:p><text:a xlink:href="python://sum(o.invoice_ids.filtered(lambda%20x:%20x.type%20in%20['in_invoice','out_invoice']%20and%20x.state%20!=%20'cancel').mapped('cc_amount_total'))%20-%20sum(o.invoice_ids.filtered(lambda%20x:%20x.type%20in%20['in_refund','out_refund']%20and%20x.state%20!=%20'cancel').mapped('cc_amount_total'))" xlink:type="simple">amount_total</text:a></text:p>
          </table:table-cell>
        </table:table-row>
      </table:table>
      <table:table table:name="x alicuota" table:style-name="ta1"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number-columns-repeated="3" table:default-cell-style-name="Default"/>
        <table:table-row table:style-name="ro5">
          <table:table-cell table:style-name="ce39" office:value-type="string" calcext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39"/>
          <table:table-cell table:number-columns-repeated="8"/>
        </table:table-row>
        <table:table-row table:style-name="ro6">
          <table:table-cell table:style-name="ce40" office:value-type="string" calcext:value-type="string">
            <text:p>Facturas y notas de débito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1">
          <table:table-cell table:style-name="ce12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style-name="ce36" table:number-columns-repeated="3"/>
        </table:table-row>
        <table:table-row table:style-name="ro4">
          <table:table-cell table:style-name="ce12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12"/>
          <table:table-cell table:style-name="ce56" table:number-columns-repeated="3"/>
          <table:table-cell table:style-name="ce67"/>
          <table:table-cell table:style-name="ce24" table:number-columns-repeated="2"/>
          <table:table-cell/>
        </table:table-row>
        <table:table-row table:style-name="ro4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['in_invoice','out_invoice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invoice','out_invoice'])[0])" xlink:type="simple">amount</text:a></text:p>
          </table:table-cell>
          <table:table-cell table:style-name="ce68" table:number-columns-repeated="3"/>
        </table:table-row>
        <table:table-row table:style-name="ro9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float(tax.get_amounts(o,line,%20['in_invoice','out_invoice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invoice','out_invoice'])[1])" xlink:type="simple">amount</text:a></text:p>
          </table:table-cell>
          <table:table-cell table:style-name="ce68" table:number-columns-repeated="3"/>
        </table:table-row>
        <table:table-row table:style-name="ro4">
          <table:covered-table-cell table:style-name="ce35"/>
          <table:table-cell table:style-name="ce47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3" office:value-type="string" calcext:value-type="string">
            <text:p><text:a xlink:href="python://float(tax.get_amounts(o,line,['in_invoice','out_invoice'])[2])" xlink:type="simple">amount</text:a></text:p>
          </table:table-cell>
          <table:table-cell table:style-name="ce58" office:value-type="string" calcext:value-type="string">
            <text:p><text:a xlink:href="python:///for" xlink:type="simple">end for</text:a></text:p>
          </table:table-cell>
          <table:table-cell table:style-name="ce63" office:value-type="string" calcext:value-type="string">
            <text:p><text:a xlink:href="python://(tax.get_amounts(o,%20invoice_type=['in_invoice','out_invoice'])[2])" xlink:type="simple">amount</text:a></text:p>
          </table:table-cell>
          <table:table-cell table:style-name="ce68"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2">
          <table:table-cell/>
          <table:table-cell table:style-name="ce48" table:number-columns-repeated="2"/>
          <table:table-cell table:number-columns-repeated="2"/>
          <table:table-cell table:style-name="ce24"/>
          <table:table-cell table:number-columns-repeated="3"/>
        </table:table-row>
        <table:table-row table:style-name="ro9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invoice','out_invoice']%20and%20x.state%20!=%20'cancel').mapped('cc_vat_amount'))" xlink:type="simple">amount</text:a></text:p>
          </table:table-cell>
          <table:covered-table-cell table:style-name="ce59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style-name="ce42"/>
          <table:table-cell table:style-name="ce50"/>
          <table:table-cell table:style-name="ce42"/>
          <table:table-cell table:number-columns-repeated="2"/>
          <table:table-cell table:style-name="ce24"/>
          <table:table-cell table:number-columns-repeated="3"/>
        </table:table-row>
        <table:table-row table:style-name="ro1">
          <table:table-cell table:number-columns-repeated="5"/>
          <table:table-cell table:style-name="ce24"/>
          <table:table-cell table:number-columns-repeated="3"/>
        </table:table-row>
        <table:table-row table:style-name="ro6">
          <table:table-cell table:style-name="ce43" office:value-type="string" calcext:value-type="string">
            <text:p>Notas de crédito</text:p>
          </table:table-cell>
          <table:table-cell table:style-name="ce51" table:number-columns-repeated="5"/>
          <table:table-cell table:number-columns-repeated="3"/>
        </table:table-row>
        <table:table-row table:style-name="ro11">
          <table:table-cell table:style-name="ce12"/>
          <table:table-cell table:style-name="ce34"/>
          <table:table-cell table:style-name="ce53" office:value-type="string" calcext:value-type="string">
            <text:p><text:a xlink:href="python://for%20each=%22line%20in%20o.afip_responsability_type_ids%22" xlink:type="simple">for each afip_responsability_type</text:a></text:p>
          </table:table-cell>
          <table:table-cell table:style-name="ce60" office:value-type="string" calcext:value-type="string">
            <text:p><text:a xlink:href="python://line.name" xlink:type="simple">name</text:a></text:p>
          </table:table-cell>
          <table:table-cell table:style-name="ce53" office:value-type="string" calcext:value-type="string">
            <text:p><text:a xlink:href="python:///for" xlink:type="simple">end for</text:a></text:p>
          </table:table-cell>
          <table:table-cell table:style-name="ce66" office:value-type="string" calcext:value-type="string">
            <text:p>Total</text:p>
          </table:table-cell>
          <table:table-cell table:number-columns-repeated="3"/>
        </table:table-row>
        <table:table-row table:style-name="ro4">
          <table:table-cell table:style-name="ce12" office:value-type="string" calcext:value-type="string">
            <text:p><text:a xlink:href="python://for%20each=%22tax%20in%20o.vat_tax_ids%22" xlink:type="simple">for each taxes</text:a></text:p>
          </table:table-cell>
          <table:table-cell table:style-name="ce12"/>
          <table:table-cell table:style-name="ce56" table:number-columns-repeated="3"/>
          <table:table-cell table:style-name="ce67"/>
          <table:table-cell table:number-columns-repeated="3"/>
        </table:table-row>
        <table:table-row table:style-name="ro4">
          <table:table-cell table:style-name="ce41" office:value-type="string" calcext:value-type="string" table:number-columns-spanned="1" table:number-rows-spanned="3">
            <text:p><text:a xlink:href="python://tax.name" xlink:type="simple">name</text:a></text:p>
          </table:table-cell>
          <table:table-cell table:style-name="ce35" office:value-type="string" calcext:value-type="string">
            <text:p>Neto</text:p>
          </table:table-cell>
          <table:table-cell table:style-name="ce56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1" office:value-type="string" calcext:value-type="string">
            <text:p><text:a xlink:href="python://(tax.get_amounts(o,line,%20['in_refund',%20'out_refund'])[0])" xlink:type="simple">amount</text:a></text:p>
          </table:table-cell>
          <table:table-cell table:style-name="ce56" office:value-type="string" calcext:value-type="string">
            <text:p><text:a xlink:href="python:///for" xlink:type="simple">end for</text:a></text:p>
          </table:table-cell>
          <table:table-cell table:style-name="ce61" office:value-type="string" calcext:value-type="string">
            <text:p><text:a xlink:href="python://(tax.get_amounts(o,%20invoice_type=['in_refund',%20'out_refund'])[0])" xlink:type="simple">amount</text:a></text:p>
          </table:table-cell>
          <table:table-cell table:number-columns-repeated="3"/>
        </table:table-row>
        <table:table-row table:style-name="ro4">
          <table:covered-table-cell table:style-name="ce35"/>
          <table:table-cell table:style-name="ce45" office:value-type="string" calcext:value-type="string">
            <text:p>IVA</text:p>
          </table:table-cell>
          <table:table-cell table:style-name="ce57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2" office:value-type="string" calcext:value-type="string">
            <text:p><text:a xlink:href="python://(tax.get_amounts(o,line,%20['in_refund',%20'out_refund'])[1])" xlink:type="simple">amount</text:a></text:p>
          </table:table-cell>
          <table:table-cell table:style-name="ce57" office:value-type="string" calcext:value-type="string">
            <text:p><text:a xlink:href="python:///for" xlink:type="simple">end for</text:a></text:p>
          </table:table-cell>
          <table:table-cell table:style-name="ce62" office:value-type="string" calcext:value-type="string">
            <text:p><text:a xlink:href="python://(tax.get_amounts(o,%20invoice_type=['in_refund',%20'out_refund'])[1])" xlink:type="simple">amount</text:a></text:p>
          </table:table-cell>
          <table:table-cell table:number-columns-repeated="3"/>
        </table:table-row>
        <table:table-row table:style-name="ro4">
          <table:covered-table-cell table:style-name="ce35"/>
          <table:table-cell table:style-name="ce52" office:value-type="string" calcext:value-type="string">
            <text:p>TOTAL</text:p>
          </table:table-cell>
          <table:table-cell table:style-name="ce58" office:value-type="string" calcext:value-type="string">
            <text:p><text:a xlink:href="python://for%20each=%22line%20in%20o.afip_responsability_type_ids%22" xlink:type="simple">for each responsability</text:a></text:p>
          </table:table-cell>
          <table:table-cell table:style-name="ce64" office:value-type="string" calcext:value-type="string">
            <text:p><text:a xlink:href="python://(tax.get_amounts(o,line,%20['in_refund',%20'out_refund'])[2])" xlink:type="simple">amount</text:a></text:p>
          </table:table-cell>
          <table:table-cell table:style-name="ce65" office:value-type="string" calcext:value-type="string">
            <text:p><text:a xlink:href="python:///for" xlink:type="simple">end for</text:a></text:p>
          </table:table-cell>
          <table:table-cell table:style-name="ce64" office:value-type="string" calcext:value-type="string">
            <text:p><text:a xlink:href="python://(tax.get_amounts(o,%20invoice_type=['in_refund',%20'out_refund'])[2])" xlink:type="simple">amou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4"/>
          <table:table-cell table:style-name="ce24"/>
          <table:table-cell table:number-columns-repeated="3"/>
        </table:table-row>
        <table:table-row table:style-name="ro13">
          <table:table-cell/>
          <table:table-cell table:style-name="ce48" table:number-columns-repeated="2"/>
          <table:table-cell table:number-columns-repeated="6"/>
        </table:table-row>
        <table:table-row table:style-name="ro9">
          <table:table-cell table:style-name="ce42" office:value-type="string" calcext:value-type="string">
            <text:p>Total IVA</text:p>
          </table:table-cell>
          <table:table-cell table:style-name="ce49" office:value-type="string" calcext:value-type="string" table:number-columns-spanned="2" table:number-rows-spanned="1">
            <text:p><text:a xlink:href="python://sum(o.invoice_ids.filtered(lambda%20x:%20x.type%20in%20['in_refund','out_refund']%20and%20x.state%20!=%20'cancel').mapped('cc_vat_amount'))" xlink:type="simple">amount</text:a></text:p>
          </table:table-cell>
          <table:covered-table-cell table:style-name="ce59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6">
          <table:table-cell table:style-name="ce44"/>
          <table:table-cell table:number-columns-repeated="8"/>
        </table:table-row>
      </table:table>
      <table:table table:name="otros impuestos" table:style-name="ta1">
        <table:table-column table:style-name="co16" table:default-cell-style-name="ce22"/>
        <table:table-column table:style-name="co17" table:default-cell-style-name="Default"/>
        <table:table-column table:style-name="co18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 each=&quot;tax in o.other_tax_ids&quot;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6" office:value-type="string">
            <text:p><text:a xlink:href="python://(tax.get_amounts(o, invoice_type=['out_invoice', 'in_invoice'])[1])">amount</text:a></text:p>
          </table:table-cell>
          <table:table-cell table:style-name="ce46" office:value-type="string">
            <text:p><text:a xlink:href="python://(tax.get_amounts(o, invoice_type=['in_refund', 'out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named-expressions/>
      <table:database-ranges>
        <table:database-range table:name="__Anonymous_Sheet_DB__0" table:target-range-address="Detalle.A5:Detalle.L17" table:contains-header="false" table:orientation="column"/>
        <table:database-range table:name="__Anonymous_Sheet_DB__2" table:target-range-address="'x alicuota'.D18:'x alicuota'.D1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 style:data-style-name="N2" text:time-value="15:30:39.118531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8-08-29T15:39:41.691385660</dc:date>
    <meta:editing-duration>P1DT9H11M27S</meta:editing-duration>
    <meta:editing-cycles>241</meta:editing-cycles>
    <meta:generator>LibreOffice/5.1.6.2$Linux_X86_64 LibreOffice_project/10m0$Build-2</meta:generator>
    <meta:document-statistic meta:table-count="4" meta:cell-count="119" meta:object-count="0"/>
  </office:meta>
</office:document-meta>
</file>